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151f" officeooo:paragraph-rsid="001a1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d Particiones, Gparted y Arranque múltiple (varios SO).</text:p>
      <text:p text:style-name="Standard">Crea una máquina virtual llamada 4d, tipo Microsoft, y OS WindowsXP, 2 GB de RAM, con 2 HD, el primero de 10 GB y el segundo de 15 GB, <text:s text:c="2"/>realiza las siguientes operaciones de particionado e instalación:</text:p>
      <text:p text:style-name="Standard"><text:s text:c="4"/>1. Arranca Gparted desde el archivo .iso, para que se instale en la RAM, y pueda gestionar las particiones de ambos discos. Desde Gparted <text:s text:c="3"/>crea 2 particiones primarias de 5 GB cada una con sistemas de archivos FAT32 y NTFS respectivamente, en el primer HD.</text:p>
      <text:p text:style-name="Standard"/>
      <text:p text:style-name="Standard"><text:s text:c="4"/>2. <text:s/>Desde Gparted en el otro HD de 15 GB crea 3 particiones primarias, de 3 GB cada una, y 3 particiones lógicas, de 1 GB cada una, con sistemas de archivos FAT32, NTFS, ext3, ext4, HFS y UFS cada una.</text:p>
      <text:p text:style-name="Standard"/>
      <text:p text:style-name="Standard"><text:s text:c="4"/>3. Desde Gparted elimina la segunda partición del primer disco, y redimensiona la primera hasta llegar a 10 GB.</text:p>
      <text:p text:style-name="Standard"/>
      <text:p text:style-name="Standard"><text:s text:c="4"/>4. Desde Gparted elimina todas las particiones del segundo disco, y crea una partición NTFS de 6 GB en el segundo disco.</text:p>
      <text:p text:style-name="Standard"/>
      <text:p text:style-name="Standard"><text:s text:c="4"/>5. Cambia el archivo del CD live, Instala WXP sobre el primer disco.</text:p>
      <text:p text:style-name="Standard"/>
      <text:p text:style-name="Standard"><text:s text:c="4"/>6. Instala W7 sobre la partición NTFS del segundo disco.</text:p>
      <text:p text:style-name="Standard"/>
      <text:p text:style-name="Standard"><text:s text:c="4"/>7. Muestra pantallazo de lo que ocurre y explica por qué sucede.</text:p>
      <text:p text:style-name="Standard"/>
      <text:p text:style-name="Standard"><text:s text:c="4"/>8. Configura bien la máquina para que arranque desde el segundo disco. Comprueba que arranca perfectamente los 2 SO.</text:p>
      <text:p text:style-name="Standard"/>
      <text:p text:style-name="Standard"><text:s text:c="4"/>9. <text:s/>Instala Linux Ubuntu 12.04 32 bit Desktop, en el espacio que queda libre del segundo disco. Crea las siguientes particiones en la instalación de Ubuntu: Memoria de intercambio (SWAP) de 1 GB, directorio "/boot" (arranque) de 1 GB, directorio "/home" de 2 GB y el directorio "/" de 3 GB.</text:p>
      <text:p text:style-name="Standard"/>
      <text:p text:style-name="Standard"><text:s text:c="4"/>10. Completa la instalación y comprueba que arrancan correctamente los 3 Sistemas operativos.</text:p>
      <text:p text:style-name="Standard"/>
      <text:p text:style-name="Standard"/>
      <text:p text:style-name="Standard">Incluye los pantallazos oportunos, en el presente guión y lo subes a la tarea correspondi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151f" officeooo:paragraph-rsid="001a15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4T19:49:31.707000000</meta:creation-date>
    <dc:date>2020-11-04T20:00:31.493000000</dc:date>
    <meta:editing-duration>PT17S</meta:editing-duration>
    <meta:editing-cycles>1</meta:editing-cycles>
    <meta:document-statistic meta:table-count="0" meta:image-count="0" meta:object-count="0" meta:page-count="1" meta:paragraph-count="14" meta:word-count="312" meta:character-count="1815" meta:non-whitespace-character-count="1469"/>
    <meta:generator>LibreOffice/7.0.1.2$Windows_X86_64 LibreOffice_project/7cbcfc562f6eb6708b5ff7d7397325de9e764452</meta:generator>
  </office:meta>
</office:document-meta>
</file>